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Introdução</text:h>
      <text:p text:style-name="Text_20_body">A funcionalidade "Estágio de Venda" permite visualizar, cadastrar e gerenciar diferentes estágios associados às vendas no sistema. Esses estágios são essenciais para acompanhar e controlar o progresso das vendas, garantindo maior organização e rastreabilidade no processo comercial.</text:p>
      <text:p text:style-name="Horizontal_20_Line"/>
      <text:h text:style-name="Heading_20_3" text:outline-level="3">2. Consulta de Estágio de Venda</text:h>
      <text:list xml:id="list277075397" text:style-name="L1">
        <text:list-item>
          <text:p text:style-name="P1"><text:span text:style-name="Strong_20_Emphasis">Acesso:</text:span></text:p>
          <text:list>
            <text:list-item>
              <text:p text:style-name="P1">No menu principal, clique no ícone <text:span text:style-name="Strong_20_Emphasis">Venda</text:span>.</text:p>
            </text:list-item>
            <text:list-item>
              <text:p text:style-name="P1">Selecione a opção <text:span text:style-name="Strong_20_Emphasis">Estágio de Venda</text:span>.</text:p>
            </text:list-item>
          </text:list>
        </text:list-item>
        <text:list-item>
          <text:p text:style-name="P1"><text:span text:style-name="Strong_20_Emphasis">Elementos da Tela:</text:span></text:p>
          <text:list>
            <text:list-item>
              <text:p text:style-name="P1"><text:span text:style-name="Strong_20_Emphasis">Grid de Informações:</text:span></text:p>
              <text:list>
                <text:list-item>
                  <text:p text:style-name="P1">Colunas exibidas:</text:p>
                  <text:list>
                    <text:list-item>
                      <text:p text:style-name="P1">Código.</text:p>
                    </text:list-item>
                    <text:list-item>
                      <text:p text:style-name="P1">Descrição.</text:p>
                    </text:list-item>
                    <text:list-item>
                      <text:p text:style-name="P1">Ícone.</text:p>
                    </text:list-item>
                    <text:list-item>
                      <text:p text:style-name="P1">Ativo (Sim/Não).</text:p>
                    </text:list-item>
                    <text:list-item>
                      <text:p text:style-name="P1">Última Alteração.</text:p>
                    </text:list-item>
                  </text:list>
                </text:list-item>
              </text:list>
            </text:list-item>
            <text:list-item>
              <text:p text:style-name="P1"><text:span text:style-name="Strong_20_Emphasis">Filtros de Busca:</text:span></text:p>
              <text:list>
                <text:list-item>
                  <text:p text:style-name="P1">Campos para localizar registros específicos, como Código ou Descrição.</text:p>
                </text:list-item>
              </text:list>
            </text:list-item>
            <text:list-item>
              <text:p text:style-name="P1"><text:span text:style-name="Strong_20_Emphasis">Ações Disponíveis:</text:span></text:p>
              <text:list>
                <text:list-item>
                  <text:p text:style-name="P1">Dá um duplo clique em qualquer registro para abrir o cadastro para edição.</text:p>
                </text:list-item>
                <text:list-item>
                  <text:p text:style-name="P1">Utilize os botões <text:span text:style-name="Strong_20_Emphasis">+Novo</text:span> ou <text:span text:style-name="Strong_20_Emphasis">F1-Pesquisar</text:span> para interagir com os registros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3. Cadastro de Estágio de Venda</text:h>
      <text:list xml:id="list2933846974" text:style-name="L2">
        <text:list-item>
          <text:p text:style-name="P2"><text:span text:style-name="Strong_20_Emphasis">Passo a Passo:</text:span></text:p>
          <text:list>
            <text:list-item>
              <text:p text:style-name="P2">Na tela de Estágio de Venda, clique no botão <text:span text:style-name="Strong_20_Emphasis">+Novo</text:span>.</text:p>
            </text:list-item>
            <text:list-item>
              <text:p text:style-name="P2"><text:soft-page-break/>Preencha os seguintes campos:</text:p>
              <text:list>
                <text:list-item>
                  <text:p text:style-name="P2"><text:span text:style-name="Strong_20_Emphasis">Código:</text:span> Gerado automaticamente pelo sistema como identificador único.</text:p>
                </text:list-item>
                <text:list-item>
                  <text:p text:style-name="P2"><text:span text:style-name="Strong_20_Emphasis">Descrição:</text:span> Insira o nome do estágio de venda.</text:p>
                </text:list-item>
                <text:list-item>
                  <text:p text:style-name="P2"><text:span text:style-name="Strong_20_Emphasis">Ícone:</text:span> Selecione ou insira um identificador visual para o estágio.</text:p>
                </text:list-item>
                <text:list-item>
                  <text:p text:style-name="P2"><text:span text:style-name="Strong_20_Emphasis">Ativo:</text:span> Marque se o registro estará ativo no sistema.</text:p>
                </text:list-item>
                <text:list-item>
                  <text:p text:style-name="P2"><text:span text:style-name="Strong_20_Emphasis">Última Alteração:</text:span> Exibe automaticamente a data e hora da última modificação.</text:p>
                </text:list-item>
              </text:list>
            </text:list-item>
          </text:list>
        </text:list-item>
        <text:list-item>
          <text:p text:style-name="P2"><text:span text:style-name="Strong_20_Emphasis">Bloco Atividade:</text:span></text:p>
          <text:list>
            <text:list-item>
              <text:p text:style-name="P2">Exibe um histórico detalhado de alterações realizadas no registro.</text:p>
            </text:list-item>
          </text:list>
        </text:list-item>
      </text:list>
      <text:p text:style-name="Horizontal_20_Line"/>
      <text:h text:style-name="Heading_20_3" text:outline-level="3">4. Ações na Tela</text:h>
      <text:list xml:id="list843807739" text:style-name="L3">
        <text:list-item>
          <text:p text:style-name="P3"><text:span text:style-name="Strong_20_Emphasis">Botões Disponíveis:</text:span></text:p>
          <text:list>
            <text:list-item>
              <text:p text:style-name="P3"><text:span text:style-name="Strong_20_Emphasis">+Novo:</text:span> Habilita os campos para cadastro de um novo estágio de venda.</text:p>
            </text:list-item>
            <text:list-item>
              <text:p text:style-name="P3"><text:span text:style-name="Strong_20_Emphasis">Confirmar:</text:span> Salva as informações inseridas.</text:p>
            </text:list-item>
            <text:list-item>
              <text:p text:style-name="P3"><text:span text:style-name="Strong_20_Emphasis">Alterar:</text:span> Permite editar registros existentes.</text:p>
            </text:list-item>
            <text:list-item>
              <text:p text:style-name="P3"><text:span text:style-name="Strong_20_Emphasis">Cancelar:</text:span> Descarta alterações em andamento.</text:p>
            </text:list-item>
            <text:list-item>
              <text:p text:style-name="P3"><text:span text:style-name="Strong_20_Emphasis">Excluir:</text:span> Remove o registro selecionado.</text:p>
            </text:list-item>
            <text:list-item>
              <text:p text:style-name="P3"><text:span text:style-name="Strong_20_Emphasis">Setas (Anterior/Próximo):</text:span> Navega entre os registros cadastrados.</text:p>
            </text:list-item>
            <text:list-item>
              <text:p text:style-name="P3"><text:span text:style-name="Strong_20_Emphasis">Consultar:</text:span> Abre uma janela para pesquisa detalhada.</text:p>
            </text:list-item>
            <text:list-item>
              <text:p text:style-name="P3"><text:span text:style-name="Strong_20_Emphasis">Sair:</text:span> Fecha a tela de cadastro.</text:p>
            </text:list-item>
          </text:list>
        </text:list-item>
      </text:list>
      <text:p text:style-name="Horizontal_20_Line"/>
      <text:h text:style-name="Heading_20_3" text:outline-level="3">5. Dicas de Utilização</text:h>
      <text:list xml:id="list1319031468" text:style-name="L4">
        <text:list-item>
          <text:p text:style-name="P4">Utilize os filtros de busca para encontrar rapidamente estágios específicos.</text:p>
        </text:list-item>
        <text:list-item>
          <text:p text:style-name="P4">Sempre revise as informações inseridas antes de salvar ou alterar um registro.</text:p>
        </text:list-item>
        <text:list-item>
          <text:p text:style-name="P4">Utilize o bloco de atividade para acompanhar alterações e manter o controle sobre o histórico de ediçõe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4:09:50.150000000</dc:date>
    <meta:editing-duration>PT7S</meta:editing-duration>
    <meta:editing-cycles>1</meta:editing-cycles>
    <meta:document-statistic meta:table-count="0" meta:image-count="0" meta:object-count="0" meta:page-count="3" meta:paragraph-count="44" meta:word-count="331" meta:character-count="2031" meta:non-whitespace-character-count="1782"/>
    <meta:generator>LibreOffice/7.3.2.2$Windows_X86_64 LibreOffice_project/49f2b1bff42cfccbd8f788c8dc32c1c309559be0</meta:generator>
  </office:meta>
</office:document-meta>
</file>